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d12" officeooo:paragraph-rsid="0014cd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Of PLOS Project:</text:p>
      <text:p text:style-name="P1"/>
      <text:p text:style-name="P1">JATS XML schema </text:p>
      <text:p text:style-name="P1"><text:a xlink:type="simple" xlink:href="https://jats.nlm.nih.gov/publishing/" text:style-name="Internet_20_link" text:visited-style-name="Visited_20_Internet_20_Link">https://jats.nlm.nih.gov/publishing/</text:a></text:p>
      <text:p text:style-name="P1"><text:a xlink:type="simple" xlink:href="https://jats.nlm.nih.gov/archiving/" text:style-name="Internet_20_link" text:visited-style-name="Visited_20_Internet_20_Link">https://jats.nlm.nih.gov/archiving/</text:a></text:p>
      <text:p text:style-name="P1"/>
      <text:p text:style-name="P1">PubMed Open Access collection: <text:a xlink:type="simple" xlink:href="https://www.ncbi.nlm.nih.gov/pmc/tools/openftlist/" text:style-name="Internet_20_link" text:visited-style-name="Visited_20_Internet_20_Link">https://www.ncbi.nlm.nih.gov/pmc/tools/openftlist/</text:a></text:p>
      <text:p text:style-name="P1">Also uses JATS schem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9:04:50.955255052</meta:creation-date>
    <dc:date>2019-04-16T09:12:01.585114997</dc:date>
    <meta:editing-duration>PT7M10S</meta:editing-duration>
    <meta:editing-cycles>1</meta:editing-cycles>
    <meta:document-statistic meta:table-count="0" meta:image-count="0" meta:object-count="0" meta:page-count="1" meta:paragraph-count="6" meta:word-count="18" meta:character-count="209" meta:non-whitespace-character-count="196"/>
    <meta:generator>LibreOffice/6.0.7.3$Linux_X86_64 LibreOffice_project/00m0$Build-3</meta:generator>
  </office:meta>
</office:document-meta>
</file>